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84in"/>
    </style:style>
    <style:style style:name="co2" style:family="table-column">
      <style:table-column-properties fo:break-before="auto" style:column-width="1.0583in"/>
    </style:style>
    <style:style style:name="co3" style:family="table-column">
      <style:table-column-properties fo:break-before="auto" style:column-width="0.6866in"/>
    </style:style>
    <style:style style:name="co4" style:family="table-column">
      <style:table-column-properties fo:break-before="auto" style:column-width="0.5937in"/>
    </style:style>
    <style:style style:name="co5" style:family="table-column">
      <style:table-column-properties fo:break-before="auto" style:column-width="0.7902in"/>
    </style:style>
    <style:style style:name="co6" style:family="table-column">
      <style:table-column-properties fo:break-before="auto" style:column-width="0.7382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5634in"/>
    </style:style>
    <style:style style:name="co9" style:family="table-column">
      <style:table-column-properties fo:break-before="auto" style:column-width="0.6043in"/>
    </style:style>
    <style:style style:name="co10" style:family="table-column">
      <style:table-column-properties fo:break-before="auto" style:column-width="0.398in"/>
    </style:style>
    <style:style style:name="co11" style:family="table-column">
      <style:table-column-properties fo:break-before="auto" style:column-width="0.8209in"/>
    </style:style>
    <style:style style:name="co12" style:family="table-column">
      <style:table-column-properties fo:break-before="auto" style:column-width="0.8835in"/>
    </style:style>
    <style:style style:name="co13" style:family="table-column">
      <style:table-column-properties fo:break-before="auto" style:column-width="1.1409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8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/>
    <style:style style:name="ce4" style:family="table-cell" style:parent-style-name="Default" style:data-style-name="N118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JpsiPTCut</text:p>
          </table:table-cell>
          <table:table-cell office:value-type="string">
            <text:p>JpsiPVCHI2Cut</text:p>
          </table:table-cell>
          <table:table-cell office:value-type="string">
            <text:p>MuPTCut</text:p>
          </table:table-cell>
          <table:table-cell office:value-type="string">
            <text:p>MuPCut</text:p>
          </table:table-cell>
          <table:table-cell office:value-type="string">
            <text:p>MuCHI2Cut</text:p>
          </table:table-cell>
          <table:table-cell office:value-type="string">
            <text:p>MuDLLCut</text:p>
          </table:table-cell>
          <table:table-cell office:value-type="string">
            <text:p>Mean</text:p>
          </table:table-cell>
          <table:table-cell table:style-name="Default" office:value-type="string">
            <text:p>Error</text:p>
          </table:table-cell>
          <table:table-cell office:value-type="string">
            <text:p>S</text:p>
          </table:table-cell>
          <table:table-cell table:style-name="ce2" office:value-type="string">
            <text:p>S/(S+B)</text:p>
          </table:table-cell>
          <table:table-cell office:value-type="string">
            <text:p>S/B</text:p>
          </table:table-cell>
          <table:table-cell office:value-type="string">
            <text:p>S/sqrt(S+B)</text:p>
          </table:table-cell>
          <table:table-cell table:number-columns-repeated="2"/>
          <table:table-cell office:value-type="string">
            <text:p>Covariances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">
            <text:p>3099.5</text:p>
          </table:table-cell>
          <table:table-cell office:value-type="float" office:value="0.0702188">
            <text:p>0.0702</text:p>
          </table:table-cell>
          <table:table-cell office:value-type="float" office:value="61248.3">
            <text:p>61248.3</text:p>
          </table:table-cell>
          <table:table-cell office:value-type="float" office:value="0.600896">
            <text:p>0.6</text:p>
          </table:table-cell>
          <table:table-cell office:value-type="float" office:value="1.50561">
            <text:p>1.51</text:p>
          </table:table-cell>
          <table:table-cell office:value-type="float" office:value="191.843">
            <text:p>191.84</text:p>
          </table:table-cell>
          <table:table-cell table:style-name="ce3"/>
          <table:table-cell table:style-name="ce3" office:value-type="string">
            <text:p>Cut / Mean</text:p>
          </table:table-cell>
          <table:table-cell table:style-name="ce4" table:formula="of:=CORREL('MuDLLCut';'Mean')" office:value-type="float" office:value="0.437733402302856">
            <text:p>0.4377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.1">
            <text:p>0.1</text:p>
          </table:table-cell>
          <table:table-cell office:value-type="float" office:value="3099.5">
            <text:p>3099.5</text:p>
          </table:table-cell>
          <table:table-cell office:value-type="float" office:value="0.0702697">
            <text:p>0.0703</text:p>
          </table:table-cell>
          <table:table-cell office:value-type="float" office:value="61124.9">
            <text:p>61124.9</text:p>
          </table:table-cell>
          <table:table-cell office:value-type="float" office:value="0.604353">
            <text:p>0.6</text:p>
          </table:table-cell>
          <table:table-cell office:value-type="float" office:value="1.52751">
            <text:p>1.53</text:p>
          </table:table-cell>
          <table:table-cell office:value-type="float" office:value="192.2">
            <text:p>192.2</text:p>
          </table:table-cell>
          <table:table-cell table:style-name="ce3"/>
          <table:table-cell table:style-name="ce3" office:value-type="string">
            <text:p>Cut / Error</text:p>
          </table:table-cell>
          <table:table-cell table:style-name="ce4" table:formula="of:=CORREL('MuDLLCut';'Error')" office:value-type="float" office:value="0.941333668183805">
            <text:p>0.9413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099.5">
            <text:p>3099.5</text:p>
          </table:table-cell>
          <table:table-cell office:value-type="float" office:value="0.0703071">
            <text:p>0.0703</text:p>
          </table:table-cell>
          <table:table-cell office:value-type="float" office:value="60979.2">
            <text:p>60979.2</text:p>
          </table:table-cell>
          <table:table-cell office:value-type="float" office:value="0.607569">
            <text:p>0.61</text:p>
          </table:table-cell>
          <table:table-cell office:value-type="float" office:value="1.54822">
            <text:p>1.55</text:p>
          </table:table-cell>
          <table:table-cell office:value-type="float" office:value="192.481">
            <text:p>192.48</text:p>
          </table:table-cell>
          <table:table-cell table:style-name="ce3"/>
          <table:table-cell table:style-name="ce3" office:value-type="string">
            <text:p>Cut / S</text:p>
          </table:table-cell>
          <table:table-cell table:style-name="ce4" table:formula="of:=CORREL('MuDLLCut';'S')" office:value-type="float" office:value="-0.976217306076878">
            <text:p>-0.976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099.49">
            <text:p>3099.49</text:p>
          </table:table-cell>
          <table:table-cell office:value-type="float" office:value="0.0704062">
            <text:p>0.0704</text:p>
          </table:table-cell>
          <table:table-cell office:value-type="float" office:value="60790.2">
            <text:p>60790.2</text:p>
          </table:table-cell>
          <table:table-cell office:value-type="float" office:value="0.610784">
            <text:p>0.61</text:p>
          </table:table-cell>
          <table:table-cell office:value-type="float" office:value="1.56927">
            <text:p>1.57</text:p>
          </table:table-cell>
          <table:table-cell office:value-type="float" office:value="192.691">
            <text:p>192.69</text:p>
          </table:table-cell>
          <table:table-cell table:style-name="ce3"/>
          <table:table-cell table:style-name="ce3" office:value-type="string">
            <text:p>Cut / S/(S+B)</text:p>
          </table:table-cell>
          <table:table-cell table:style-name="ce4" table:formula="of:=CORREL('MuDLLCut';'S/(S+B)')" office:value-type="float" office:value="0.999024344317255">
            <text:p>0.999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3099.49">
            <text:p>3099.49</text:p>
          </table:table-cell>
          <table:table-cell office:value-type="float" office:value="0.07038">
            <text:p>0.0704</text:p>
          </table:table-cell>
          <table:table-cell office:value-type="float" office:value="60525.1">
            <text:p>60525.1</text:p>
          </table:table-cell>
          <table:table-cell office:value-type="float" office:value="0.613335">
            <text:p>0.61</text:p>
          </table:table-cell>
          <table:table-cell office:value-type="float" office:value="1.58622">
            <text:p>1.59</text:p>
          </table:table-cell>
          <table:table-cell office:value-type="float" office:value="192.671">
            <text:p>192.67</text:p>
          </table:table-cell>
          <table:table-cell table:style-name="ce3"/>
          <table:table-cell table:style-name="ce3" office:value-type="string">
            <text:p>Cut / S/B</text:p>
          </table:table-cell>
          <table:table-cell table:style-name="ce4" table:formula="of:=CORREL('MuDLLCut';'S/B')" office:value-type="float" office:value="0.992764291372029">
            <text:p>0.992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099.49">
            <text:p>3099.49</text:p>
          </table:table-cell>
          <table:table-cell office:value-type="float" office:value="0.0704195">
            <text:p>0.0704</text:p>
          </table:table-cell>
          <table:table-cell office:value-type="float" office:value="60282.7">
            <text:p>60282.7</text:p>
          </table:table-cell>
          <table:table-cell office:value-type="float" office:value="0.616237">
            <text:p>0.62</text:p>
          </table:table-cell>
          <table:table-cell office:value-type="float" office:value="1.60577">
            <text:p>1.61</text:p>
          </table:table-cell>
          <table:table-cell office:value-type="float" office:value="192.739">
            <text:p>192.74</text:p>
          </table:table-cell>
          <table:table-cell table:style-name="ce3"/>
          <table:table-cell table:style-name="ce3" office:value-type="string">
            <text:p>Cut / S/sqrt(S+B)</text:p>
          </table:table-cell>
          <table:table-cell table:style-name="ce4" table:formula="of:=CORREL('MuDLLCut';'S/sqrt(S+B)')" office:value-type="float" office:value="-0.893010424295916">
            <text:p>-0.893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099.48">
            <text:p>3099.48</text:p>
          </table:table-cell>
          <table:table-cell office:value-type="float" office:value="0.0704499">
            <text:p>0.0704</text:p>
          </table:table-cell>
          <table:table-cell office:value-type="float" office:value="60003">
            <text:p>60003</text:p>
          </table:table-cell>
          <table:table-cell office:value-type="float" office:value="0.618779">
            <text:p>0.62</text:p>
          </table:table-cell>
          <table:table-cell office:value-type="float" office:value="1.62315">
            <text:p>1.62</text:p>
          </table:table-cell>
          <table:table-cell office:value-type="float" office:value="192.688">
            <text:p>192.69</text:p>
          </table:table-cell>
          <table:table-cell table:style-name="ce3"/>
          <table:table-cell table:style-name="ce3" office:value-type="string">
            <text:p>Error / Sig</text:p>
          </table:table-cell>
          <table:table-cell table:style-name="ce1" table:formula="of:=CORREL('Error';'S/sqrt(S+B)')" office:value-type="float" office:value="-0.991648056373548">
            <text:p>-0.9916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.7">
            <text:p>0.7</text:p>
          </table:table-cell>
          <table:table-cell office:value-type="float" office:value="3099.49">
            <text:p>3099.49</text:p>
          </table:table-cell>
          <table:table-cell office:value-type="float" office:value="0.0705217">
            <text:p>0.0705</text:p>
          </table:table-cell>
          <table:table-cell office:value-type="float" office:value="59712">
            <text:p>59712</text:p>
          </table:table-cell>
          <table:table-cell office:value-type="float" office:value="0.621688">
            <text:p>0.62</text:p>
          </table:table-cell>
          <table:table-cell office:value-type="float" office:value="1.64332">
            <text:p>1.64</text:p>
          </table:table-cell>
          <table:table-cell office:value-type="float" office:value="192.671">
            <text:p>192.67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3099.5">
            <text:p>3099.5</text:p>
          </table:table-cell>
          <table:table-cell office:value-type="float" office:value="0.0705791">
            <text:p>0.0706</text:p>
          </table:table-cell>
          <table:table-cell office:value-type="float" office:value="59379.1">
            <text:p>59379.1</text:p>
          </table:table-cell>
          <table:table-cell office:value-type="float" office:value="0.62394">
            <text:p>0.62</text:p>
          </table:table-cell>
          <table:table-cell office:value-type="float" office:value="1.65915">
            <text:p>1.66</text:p>
          </table:table-cell>
          <table:table-cell office:value-type="float" office:value="192.481">
            <text:p>192.48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3099.49">
            <text:p>3099.49</text:p>
          </table:table-cell>
          <table:table-cell office:value-type="float" office:value="0.0706933">
            <text:p>0.0707</text:p>
          </table:table-cell>
          <table:table-cell office:value-type="float" office:value="59105">
            <text:p>59105</text:p>
          </table:table-cell>
          <table:table-cell office:value-type="float" office:value="0.627094">
            <text:p>0.63</text:p>
          </table:table-cell>
          <table:table-cell office:value-type="float" office:value="1.68164">
            <text:p>1.68</text:p>
          </table:table-cell>
          <table:table-cell office:value-type="float" office:value="192.521">
            <text:p>192.52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99.49">
            <text:p>3099.49</text:p>
          </table:table-cell>
          <table:table-cell office:value-type="float" office:value="0.0708025">
            <text:p>0.0708</text:p>
          </table:table-cell>
          <table:table-cell office:value-type="float" office:value="58781.1">
            <text:p>58781.1</text:p>
          </table:table-cell>
          <table:table-cell office:value-type="float" office:value="0.630103">
            <text:p>0.63</text:p>
          </table:table-cell>
          <table:table-cell office:value-type="float" office:value="1.70346">
            <text:p>1.7</text:p>
          </table:table-cell>
          <table:table-cell office:value-type="float" office:value="192.453">
            <text:p>192.45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1.1">
            <text:p>1.1</text:p>
          </table:table-cell>
          <table:table-cell office:value-type="float" office:value="3099.48">
            <text:p>3099.48</text:p>
          </table:table-cell>
          <table:table-cell office:value-type="float" office:value="0.0708815">
            <text:p>0.0709</text:p>
          </table:table-cell>
          <table:table-cell office:value-type="float" office:value="58485.1">
            <text:p>58485.1</text:p>
          </table:table-cell>
          <table:table-cell office:value-type="float" office:value="0.633841">
            <text:p>0.63</text:p>
          </table:table-cell>
          <table:table-cell office:value-type="float" office:value="1.73105">
            <text:p>1.73</text:p>
          </table:table-cell>
          <table:table-cell office:value-type="float" office:value="192.536">
            <text:p>192.54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3099.49">
            <text:p>3099.49</text:p>
          </table:table-cell>
          <table:table-cell office:value-type="float" office:value="0.0710407">
            <text:p>0.0710</text:p>
          </table:table-cell>
          <table:table-cell office:value-type="float" office:value="58058.9">
            <text:p>58058.9</text:p>
          </table:table-cell>
          <table:table-cell office:value-type="float" office:value="0.635885">
            <text:p>0.64</text:p>
          </table:table-cell>
          <table:table-cell office:value-type="float" office:value="1.74639">
            <text:p>1.75</text:p>
          </table:table-cell>
          <table:table-cell office:value-type="float" office:value="192.143">
            <text:p>192.14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1.3">
            <text:p>1.3</text:p>
          </table:table-cell>
          <table:table-cell office:value-type="float" office:value="3099.49">
            <text:p>3099.49</text:p>
          </table:table-cell>
          <table:table-cell office:value-type="float" office:value="0.0711976">
            <text:p>0.0712</text:p>
          </table:table-cell>
          <table:table-cell office:value-type="float" office:value="57567.9">
            <text:p>57567.9</text:p>
          </table:table-cell>
          <table:table-cell office:value-type="float" office:value="0.63785">
            <text:p>0.64</text:p>
          </table:table-cell>
          <table:table-cell office:value-type="float" office:value="1.76129">
            <text:p>1.76</text:p>
          </table:table-cell>
          <table:table-cell office:value-type="float" office:value="191.624">
            <text:p>191.62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3099.48">
            <text:p>3099.48</text:p>
          </table:table-cell>
          <table:table-cell office:value-type="float" office:value="0.0713767">
            <text:p>0.0714</text:p>
          </table:table-cell>
          <table:table-cell office:value-type="float" office:value="57158.7">
            <text:p>57158.7</text:p>
          </table:table-cell>
          <table:table-cell office:value-type="float" office:value="0.640398">
            <text:p>0.64</text:p>
          </table:table-cell>
          <table:table-cell office:value-type="float" office:value="1.78085">
            <text:p>1.78</text:p>
          </table:table-cell>
          <table:table-cell office:value-type="float" office:value="191.322">
            <text:p>191.32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3099.48">
            <text:p>3099.48</text:p>
          </table:table-cell>
          <table:table-cell office:value-type="float" office:value="0.0715539">
            <text:p>0.0716</text:p>
          </table:table-cell>
          <table:table-cell office:value-type="float" office:value="56819.4">
            <text:p>56819.4</text:p>
          </table:table-cell>
          <table:table-cell office:value-type="float" office:value="0.644541">
            <text:p>0.64</text:p>
          </table:table-cell>
          <table:table-cell office:value-type="float" office:value="1.81327">
            <text:p>1.81</text:p>
          </table:table-cell>
          <table:table-cell office:value-type="float" office:value="191.37">
            <text:p>191.37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1.6">
            <text:p>1.6</text:p>
          </table:table-cell>
          <table:table-cell office:value-type="float" office:value="3099.48">
            <text:p>3099.48</text:p>
          </table:table-cell>
          <table:table-cell office:value-type="float" office:value="0.071726">
            <text:p>0.0717</text:p>
          </table:table-cell>
          <table:table-cell office:value-type="float" office:value="56395.2">
            <text:p>56395.2</text:p>
          </table:table-cell>
          <table:table-cell office:value-type="float" office:value="0.647959">
            <text:p>0.65</text:p>
          </table:table-cell>
          <table:table-cell office:value-type="float" office:value="1.84058">
            <text:p>1.84</text:p>
          </table:table-cell>
          <table:table-cell office:value-type="float" office:value="191.159">
            <text:p>191.16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1.7">
            <text:p>1.7</text:p>
          </table:table-cell>
          <table:table-cell office:value-type="float" office:value="3099.48">
            <text:p>3099.48</text:p>
          </table:table-cell>
          <table:table-cell office:value-type="float" office:value="0.0719982">
            <text:p>0.0720</text:p>
          </table:table-cell>
          <table:table-cell office:value-type="float" office:value="55947.1">
            <text:p>55947.1</text:p>
          </table:table-cell>
          <table:table-cell office:value-type="float" office:value="0.651168">
            <text:p>0.65</text:p>
          </table:table-cell>
          <table:table-cell office:value-type="float" office:value="1.86671">
            <text:p>1.87</text:p>
          </table:table-cell>
          <table:table-cell office:value-type="float" office:value="190.869">
            <text:p>190.87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3099.47">
            <text:p>3099.47</text:p>
          </table:table-cell>
          <table:table-cell office:value-type="float" office:value="0.0722396">
            <text:p>0.0722</text:p>
          </table:table-cell>
          <table:table-cell office:value-type="float" office:value="55509.1">
            <text:p>55509.1</text:p>
          </table:table-cell>
          <table:table-cell office:value-type="float" office:value="0.654782">
            <text:p>0.65</text:p>
          </table:table-cell>
          <table:table-cell office:value-type="float" office:value="1.89672">
            <text:p>1.9</text:p>
          </table:table-cell>
          <table:table-cell office:value-type="float" office:value="190.647">
            <text:p>190.65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1.9">
            <text:p>1.9</text:p>
          </table:table-cell>
          <table:table-cell office:value-type="float" office:value="3099.47">
            <text:p>3099.47</text:p>
          </table:table-cell>
          <table:table-cell office:value-type="float" office:value="0.0724199">
            <text:p>0.0724</text:p>
          </table:table-cell>
          <table:table-cell office:value-type="float" office:value="54945.6">
            <text:p>54945.6</text:p>
          </table:table-cell>
          <table:table-cell office:value-type="float" office:value="0.657416">
            <text:p>0.66</text:p>
          </table:table-cell>
          <table:table-cell office:value-type="float" office:value="1.91899">
            <text:p>1.92</text:p>
          </table:table-cell>
          <table:table-cell office:value-type="float" office:value="190.058">
            <text:p>190.06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99.47">
            <text:p>3099.47</text:p>
          </table:table-cell>
          <table:table-cell office:value-type="float" office:value="0.0726027">
            <text:p>0.0726</text:p>
          </table:table-cell>
          <table:table-cell office:value-type="float" office:value="54440">
            <text:p>54440</text:p>
          </table:table-cell>
          <table:table-cell office:value-type="float" office:value="0.66044">
            <text:p>0.66</text:p>
          </table:table-cell>
          <table:table-cell office:value-type="float" office:value="1.94499">
            <text:p>1.94</text:p>
          </table:table-cell>
          <table:table-cell office:value-type="float" office:value="189.616">
            <text:p>189.62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2.1">
            <text:p>2.1</text:p>
          </table:table-cell>
          <table:table-cell office:value-type="float" office:value="3099.47">
            <text:p>3099.47</text:p>
          </table:table-cell>
          <table:table-cell office:value-type="float" office:value="0.0727991">
            <text:p>0.0728</text:p>
          </table:table-cell>
          <table:table-cell office:value-type="float" office:value="53827.6">
            <text:p>53827.6</text:p>
          </table:table-cell>
          <table:table-cell office:value-type="float" office:value="0.662942">
            <text:p>0.66</text:p>
          </table:table-cell>
          <table:table-cell office:value-type="float" office:value="1.96685">
            <text:p>1.97</text:p>
          </table:table-cell>
          <table:table-cell office:value-type="float" office:value="188.904">
            <text:p>188.9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3099.46">
            <text:p>3099.46</text:p>
          </table:table-cell>
          <table:table-cell office:value-type="float" office:value="0.0731611">
            <text:p>0.0732</text:p>
          </table:table-cell>
          <table:table-cell office:value-type="float" office:value="53215.4">
            <text:p>53215.4</text:p>
          </table:table-cell>
          <table:table-cell office:value-type="float" office:value="0.665475">
            <text:p>0.67</text:p>
          </table:table-cell>
          <table:table-cell office:value-type="float" office:value="1.98931">
            <text:p>1.99</text:p>
          </table:table-cell>
          <table:table-cell office:value-type="float" office:value="188.185">
            <text:p>188.19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2.3">
            <text:p>2.3</text:p>
          </table:table-cell>
          <table:table-cell office:value-type="float" office:value="3099.46">
            <text:p>3099.46</text:p>
          </table:table-cell>
          <table:table-cell office:value-type="float" office:value="0.0734367">
            <text:p>0.0734</text:p>
          </table:table-cell>
          <table:table-cell office:value-type="float" office:value="52770.1">
            <text:p>52770.1</text:p>
          </table:table-cell>
          <table:table-cell office:value-type="float" office:value="0.670863">
            <text:p>0.67</text:p>
          </table:table-cell>
          <table:table-cell office:value-type="float" office:value="2.03825">
            <text:p>2.04</text:p>
          </table:table-cell>
          <table:table-cell office:value-type="float" office:value="188.153">
            <text:p>188.1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3099.47">
            <text:p>3099.47</text:p>
          </table:table-cell>
          <table:table-cell office:value-type="float" office:value="0.0738306">
            <text:p>0.0738</text:p>
          </table:table-cell>
          <table:table-cell office:value-type="float" office:value="52211.2">
            <text:p>52211.2</text:p>
          </table:table-cell>
          <table:table-cell office:value-type="float" office:value="0.674747">
            <text:p>0.67</text:p>
          </table:table-cell>
          <table:table-cell office:value-type="float" office:value="2.07453">
            <text:p>2.07</text:p>
          </table:table-cell>
          <table:table-cell office:value-type="float" office:value="187.695">
            <text:p>187.7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3099.48">
            <text:p>3099.48</text:p>
          </table:table-cell>
          <table:table-cell office:value-type="float" office:value="0.0741598">
            <text:p>0.0742</text:p>
          </table:table-cell>
          <table:table-cell office:value-type="float" office:value="51587.9">
            <text:p>51587.9</text:p>
          </table:table-cell>
          <table:table-cell office:value-type="float" office:value="0.678182">
            <text:p>0.68</text:p>
          </table:table-cell>
          <table:table-cell office:value-type="float" office:value="2.10734">
            <text:p>2.11</text:p>
          </table:table-cell>
          <table:table-cell office:value-type="float" office:value="187.045">
            <text:p>187.0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3099.49">
            <text:p>3099.49</text:p>
          </table:table-cell>
          <table:table-cell office:value-type="float" office:value="0.0745054">
            <text:p>0.0745</text:p>
          </table:table-cell>
          <table:table-cell office:value-type="float" office:value="50956.8">
            <text:p>50956.8</text:p>
          </table:table-cell>
          <table:table-cell office:value-type="float" office:value="0.682006">
            <text:p>0.68</text:p>
          </table:table-cell>
          <table:table-cell office:value-type="float" office:value="2.14471">
            <text:p>2.14</text:p>
          </table:table-cell>
          <table:table-cell office:value-type="float" office:value="186.421">
            <text:p>186.42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3099.5">
            <text:p>3099.5</text:p>
          </table:table-cell>
          <table:table-cell office:value-type="float" office:value="0.0748839">
            <text:p>0.0749</text:p>
          </table:table-cell>
          <table:table-cell office:value-type="float" office:value="50321.8">
            <text:p>50321.8</text:p>
          </table:table-cell>
          <table:table-cell office:value-type="float" office:value="0.685743">
            <text:p>0.69</text:p>
          </table:table-cell>
          <table:table-cell office:value-type="float" office:value="2.18211">
            <text:p>2.18</text:p>
          </table:table-cell>
          <table:table-cell office:value-type="float" office:value="185.763">
            <text:p>185.76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3099.5">
            <text:p>3099.5</text:p>
          </table:table-cell>
          <table:table-cell office:value-type="float" office:value="0.0752725">
            <text:p>0.0753</text:p>
          </table:table-cell>
          <table:table-cell office:value-type="float" office:value="49678.4">
            <text:p>49678.4</text:p>
          </table:table-cell>
          <table:table-cell office:value-type="float" office:value="0.689748">
            <text:p>0.69</text:p>
          </table:table-cell>
          <table:table-cell office:value-type="float" office:value="2.22318">
            <text:p>2.22</text:p>
          </table:table-cell>
          <table:table-cell office:value-type="float" office:value="185.11">
            <text:p>185.11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office:value-type="float" office:value="3099.48">
            <text:p>3099.48</text:p>
          </table:table-cell>
          <table:table-cell office:value-type="float" office:value="0.0756614">
            <text:p>0.0757</text:p>
          </table:table-cell>
          <table:table-cell office:value-type="float" office:value="48937.8">
            <text:p>48937.8</text:p>
          </table:table-cell>
          <table:table-cell office:value-type="float" office:value="0.692758">
            <text:p>0.69</text:p>
          </table:table-cell>
          <table:table-cell office:value-type="float" office:value="2.25476">
            <text:p>2.25</text:p>
          </table:table-cell>
          <table:table-cell office:value-type="float" office:value="184.125">
            <text:p>184.13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table:number-columns-repeated="2" office:value-type="float" office:value="3">
            <text:p>3</text:p>
          </table:table-cell>
          <table:table-cell office:value-type="float" office:value="3099.5">
            <text:p>3099.5</text:p>
          </table:table-cell>
          <table:table-cell office:value-type="float" office:value="0.0760225">
            <text:p>0.0760</text:p>
          </table:table-cell>
          <table:table-cell office:value-type="float" office:value="48149.9">
            <text:p>48149.9</text:p>
          </table:table-cell>
          <table:table-cell office:value-type="float" office:value="0.695958">
            <text:p>0.7</text:p>
          </table:table-cell>
          <table:table-cell office:value-type="float" office:value="2.28902">
            <text:p>2.29</text:p>
          </table:table-cell>
          <table:table-cell office:value-type="float" office:value="183.058">
            <text:p>183.06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3.1">
            <text:p>3.1</text:p>
          </table:table-cell>
          <table:table-cell office:value-type="float" office:value="3099.51">
            <text:p>3099.51</text:p>
          </table:table-cell>
          <table:table-cell office:value-type="float" office:value="0.0764765">
            <text:p>0.0765</text:p>
          </table:table-cell>
          <table:table-cell office:value-type="float" office:value="47343">
            <text:p>47343</text:p>
          </table:table-cell>
          <table:table-cell office:value-type="float" office:value="0.698759">
            <text:p>0.7</text:p>
          </table:table-cell>
          <table:table-cell office:value-type="float" office:value="2.31961">
            <text:p>2.32</text:p>
          </table:table-cell>
          <table:table-cell office:value-type="float" office:value="181.883">
            <text:p>181.88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3099.53">
            <text:p>3099.53</text:p>
          </table:table-cell>
          <table:table-cell office:value-type="float" office:value="0.0769285">
            <text:p>0.0769</text:p>
          </table:table-cell>
          <table:table-cell office:value-type="float" office:value="46486.1">
            <text:p>46486.1</text:p>
          </table:table-cell>
          <table:table-cell office:value-type="float" office:value="0.701527">
            <text:p>0.7</text:p>
          </table:table-cell>
          <table:table-cell office:value-type="float" office:value="2.35039">
            <text:p>2.35</text:p>
          </table:table-cell>
          <table:table-cell office:value-type="float" office:value="180.586">
            <text:p>180.59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099.52">
            <text:p>3099.52</text:p>
          </table:table-cell>
          <table:table-cell office:value-type="float" office:value="0.0776148">
            <text:p>0.0776</text:p>
          </table:table-cell>
          <table:table-cell office:value-type="float" office:value="45616.1">
            <text:p>45616.1</text:p>
          </table:table-cell>
          <table:table-cell office:value-type="float" office:value="0.705247">
            <text:p>0.71</text:p>
          </table:table-cell>
          <table:table-cell office:value-type="float" office:value="2.39267">
            <text:p>2.39</text:p>
          </table:table-cell>
          <table:table-cell office:value-type="float" office:value="179.362">
            <text:p>179.36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3.4">
            <text:p>3.4</text:p>
          </table:table-cell>
          <table:table-cell office:value-type="float" office:value="3099.52">
            <text:p>3099.52</text:p>
          </table:table-cell>
          <table:table-cell office:value-type="float" office:value="0.0780641">
            <text:p>0.0781</text:p>
          </table:table-cell>
          <table:table-cell office:value-type="float" office:value="44677.8">
            <text:p>44677.8</text:p>
          </table:table-cell>
          <table:table-cell office:value-type="float" office:value="0.708598">
            <text:p>0.71</text:p>
          </table:table-cell>
          <table:table-cell office:value-type="float" office:value="2.43168">
            <text:p>2.43</text:p>
          </table:table-cell>
          <table:table-cell office:value-type="float" office:value="177.929">
            <text:p>177.93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3099.53">
            <text:p>3099.53</text:p>
          </table:table-cell>
          <table:table-cell office:value-type="float" office:value="0.0788396">
            <text:p>0.0788</text:p>
          </table:table-cell>
          <table:table-cell office:value-type="float" office:value="43636.5">
            <text:p>43636.5</text:p>
          </table:table-cell>
          <table:table-cell office:value-type="float" office:value="0.710969">
            <text:p>0.71</text:p>
          </table:table-cell>
          <table:table-cell office:value-type="float" office:value="2.45984">
            <text:p>2.46</text:p>
          </table:table-cell>
          <table:table-cell office:value-type="float" office:value="176.137">
            <text:p>176.14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3.6">
            <text:p>3.6</text:p>
          </table:table-cell>
          <table:table-cell office:value-type="float" office:value="3099.52">
            <text:p>3099.52</text:p>
          </table:table-cell>
          <table:table-cell office:value-type="float" office:value="0.0796815">
            <text:p>0.0797</text:p>
          </table:table-cell>
          <table:table-cell office:value-type="float" office:value="42464.1">
            <text:p>42464.1</text:p>
          </table:table-cell>
          <table:table-cell office:value-type="float" office:value="0.712017">
            <text:p>0.71</text:p>
          </table:table-cell>
          <table:table-cell office:value-type="float" office:value="2.47242">
            <text:p>2.47</text:p>
          </table:table-cell>
          <table:table-cell office:value-type="float" office:value="173.883">
            <text:p>173.88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3.7">
            <text:p>3.7</text:p>
          </table:table-cell>
          <table:table-cell office:value-type="float" office:value="3099.52">
            <text:p>3099.52</text:p>
          </table:table-cell>
          <table:table-cell office:value-type="float" office:value="0.0804176">
            <text:p>0.0804</text:p>
          </table:table-cell>
          <table:table-cell office:value-type="float" office:value="41394.6">
            <text:p>41394.6</text:p>
          </table:table-cell>
          <table:table-cell office:value-type="float" office:value="0.715042">
            <text:p>0.72</text:p>
          </table:table-cell>
          <table:table-cell office:value-type="float" office:value="2.50929">
            <text:p>2.51</text:p>
          </table:table-cell>
          <table:table-cell office:value-type="float" office:value="172.043">
            <text:p>172.04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3.8">
            <text:p>3.8</text:p>
          </table:table-cell>
          <table:table-cell office:value-type="float" office:value="3099.51">
            <text:p>3099.51</text:p>
          </table:table-cell>
          <table:table-cell office:value-type="float" office:value="0.0812551">
            <text:p>0.0813</text:p>
          </table:table-cell>
          <table:table-cell office:value-type="float" office:value="40378.3">
            <text:p>40378.3</text:p>
          </table:table-cell>
          <table:table-cell office:value-type="float" office:value="0.71918">
            <text:p>0.72</text:p>
          </table:table-cell>
          <table:table-cell office:value-type="float" office:value="2.56099">
            <text:p>2.56</text:p>
          </table:table-cell>
          <table:table-cell office:value-type="float" office:value="170.409">
            <text:p>170.41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3.9">
            <text:p>3.9</text:p>
          </table:table-cell>
          <table:table-cell office:value-type="float" office:value="3099.52">
            <text:p>3099.52</text:p>
          </table:table-cell>
          <table:table-cell office:value-type="float" office:value="0.0821295">
            <text:p>0.0821</text:p>
          </table:table-cell>
          <table:table-cell office:value-type="float" office:value="39180.1">
            <text:p>39180.1</text:p>
          </table:table-cell>
          <table:table-cell office:value-type="float" office:value="0.721709">
            <text:p>0.72</text:p>
          </table:table-cell>
          <table:table-cell office:value-type="float" office:value="2.59336">
            <text:p>2.59</text:p>
          </table:table-cell>
          <table:table-cell office:value-type="float" office:value="168.157">
            <text:p>168.16</text:p>
          </table:table-cell>
          <table:table-cell table:number-columns-repeated="3"/>
        </table:table-row>
      </table:table>
      <table:table table:name="Error" table:style-name="ta1" table:print="false">
        <table:shapes>
          <draw:frame draw:z-index="0" draw:style-name="gr1" svg:width="5in" svg:height="5in" svg:x="0in" svg:y="0in">
            <draw:object draw:notify-on-update-of-ranges="Data.H1:Data.H1 Data.H2:Data.H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table table:name="S" table:style-name="ta1" table:print="false">
        <table:shapes>
          <draw:frame draw:z-index="0" draw:style-name="gr1" svg:width="5in" svg:height="5in" svg:x="0in" svg:y="0in">
            <draw:object draw:notify-on-update-of-ranges="Data.I1:Data.I1 Data.I2:Data.I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table table:name="S over S + B" table:style-name="ta1" table:print="false">
        <table:shapes>
          <draw:frame draw:z-index="0" draw:style-name="gr1" svg:width="5in" svg:height="5in" svg:x="0in" svg:y="0in">
            <draw:object draw:notify-on-update-of-ranges="Data.J1:Data.J1 Data.J1:Data.J4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table table:name="S over B" table:style-name="ta1" table:print="false">
        <table:shapes>
          <draw:frame draw:z-index="0" draw:style-name="gr1" svg:width="5in" svg:height="5in" svg:x="0in" svg:y="0in">
            <draw:object draw:notify-on-update-of-ranges="Data.K1:Data.K1 Data.K2:Data.K4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table table:name="S over sqrt(S+B)" table:style-name="ta1" table:print="false">
        <table:shapes>
          <draw:frame draw:z-index="0" draw:style-name="gr1" svg:width="5in" svg:height="5in" svg:x="0in" svg:y="0in">
            <draw:object draw:notify-on-update-of-ranges="Data.L1:Data.L1 Data.L2:Data.L4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named-expressions>
        <table:named-range table:name="BB" table:base-cell-address="$Data.$B$1" table:cell-range-address="$Data.$B$2:.$B$65507"/>
      </table:named-expressions>
      <table:database-ranges>
        <table:database-range table:target-range-address="Data.A1:Data.L65507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complex="DejaVu LGC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2/22/2013</text:date>, <text:time>16:2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2-22T16:29:23</dc:date>
    <dc:creator>Jack Wimberley</dc:creator>
    <meta:generator>OpenOffice.org/3.1$Unix OpenOffice.org_project/310m19$Build-9420</meta:generator>
    <meta:editing-duration>PT01H56M00S</meta:editing-duration>
    <meta:editing-cycles>10</meta:editing-cycles>
    <meta:document-statistic meta:table-count="6" meta:cell-count="52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8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162cm" svg:y="6.068cm" chart:style-name="ch2"/>
        <chart:plot-area chart:style-name="ch3" table:cell-range-address="Data.H1:Data.H41" chart:data-source-has-labels="row" svg:x="0.254cm" svg:y="0.254cm" svg:width="10.655cm" svg:height="11.93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H2:Data.H41" chart:label-cell-address="Data.H1:Data.H1" chart:class="chart:scatte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H1:Data.H1">Err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2188">
                <text:p text:id="Data.H2:Data.H41">0.07021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02697">
                <text:p>0.0702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03071">
                <text:p>0.0703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04062">
                <text:p>0.0704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038">
                <text:p>0.07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4195">
                <text:p>0.0704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04499">
                <text:p>0.0704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05217">
                <text:p>0.0705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05791">
                <text:p>0.0705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06933">
                <text:p>0.07069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08025">
                <text:p>0.0708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08815">
                <text:p>0.0708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10407">
                <text:p>0.07104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11976">
                <text:p>0.0711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13767">
                <text:p>0.07137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15539">
                <text:p>0.07155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1726">
                <text:p>0.0717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19982">
                <text:p>0.07199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22396">
                <text:p>0.0722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24199">
                <text:p>0.07241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26027">
                <text:p>0.07260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27991">
                <text:p>0.0727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31611">
                <text:p>0.07316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34367">
                <text:p>0.07343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38306">
                <text:p>0.0738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41598">
                <text:p>0.07415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45054">
                <text:p>0.0745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48839">
                <text:p>0.07488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52725">
                <text:p>0.0752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56614">
                <text:p>0.0756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60225">
                <text:p>0.07602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64765">
                <text:p>0.0764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69285">
                <text:p>0.07692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76148">
                <text:p>0.07761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80641">
                <text:p>0.07806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88396">
                <text:p>0.07883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96815">
                <text:p>0.07968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04176">
                <text:p>0.08041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12551">
                <text:p>0.08125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21295">
                <text:p>0.0821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585cm" svg:y="6.068cm" chart:style-name="ch2"/>
        <chart:plot-area chart:style-name="ch3" table:cell-range-address="Data.I1:Data.I41" chart:data-source-has-labels="row" svg:x="0.254cm" svg:y="0.254cm" svg:width="11.078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I2:Data.I41" chart:label-cell-address="Data.I1:Data.I1" chart:class="chart:scatter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I1:Data.I1">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248.3">
                <text:p text:id="Data.I2:Data.I41">61248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124.9">
                <text:p>61124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979.2">
                <text:p>60979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790.2">
                <text:p>6079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525.1">
                <text:p>6052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282.7">
                <text:p>6028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3">
                <text:p>60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712">
                <text:p>59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379.1">
                <text:p>59379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105">
                <text:p>59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781.1">
                <text:p>58781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485.1">
                <text:p>58485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058.9">
                <text:p>58058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567.9">
                <text:p>57567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158.7">
                <text:p>57158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819.4">
                <text:p>56819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395.2">
                <text:p>56395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947.1">
                <text:p>55947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509.1">
                <text:p>55509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945.6">
                <text:p>54945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440">
                <text:p>544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827.6">
                <text:p>53827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215.4">
                <text:p>53215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770.1">
                <text:p>52770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211.2">
                <text:p>52211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587.9">
                <text:p>51587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956.8">
                <text:p>50956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321.8">
                <text:p>50321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678.4">
                <text:p>49678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937.8">
                <text:p>48937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149.9">
                <text:p>48149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343">
                <text:p>47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486.1">
                <text:p>46486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616.1">
                <text:p>4561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677.8">
                <text:p>44677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636.5">
                <text:p>43636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464.1">
                <text:p>42464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394.6">
                <text:p>41394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378.3">
                <text:p>40378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180.1">
                <text:p>3918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0.712cm" svg:y="6.068cm" chart:style-name="ch2"/>
        <chart:plot-area chart:style-name="ch3" table:cell-range-address="Data.J1:Data.J41" chart:data-source-has-labels="row" svg:x="0.254cm" svg:y="0.254cm" svg:width="10.205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J1:Data.J41" chart:label-cell-address="Data.J1:Data.J1" chart:class="chart:scatter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J1:Data.J1">S/(S+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Data.J1:Data.J41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0896">
                <text:p>0.600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4353">
                <text:p>0.604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7569">
                <text:p>0.6075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0784">
                <text:p>0.6107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3335">
                <text:p>0.613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6237">
                <text:p>0.61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8779">
                <text:p>0.618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1688">
                <text:p>0.621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2394">
                <text:p>0.62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7094">
                <text:p>0.6270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0103">
                <text:p>0.630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33841">
                <text:p>0.633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5885">
                <text:p>0.6358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785">
                <text:p>0.637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0398">
                <text:p>0.6403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4541">
                <text:p>0.6445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47959">
                <text:p>0.6479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51168">
                <text:p>0.651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4782">
                <text:p>0.654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7416">
                <text:p>0.657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6044">
                <text:p>0.660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62942">
                <text:p>0.6629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65475">
                <text:p>0.6654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70863">
                <text:p>0.6708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74747">
                <text:p>0.6747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78182">
                <text:p>0.6781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82006">
                <text:p>0.682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85743">
                <text:p>0.6857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89748">
                <text:p>0.6897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92758">
                <text:p>0.6927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95958">
                <text:p>0.6959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98759">
                <text:p>0.698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01527">
                <text:p>0.7015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05247">
                <text:p>0.7052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08598">
                <text:p>0.7085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10969">
                <text:p>0.7109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12017">
                <text:p>0.712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15042">
                <text:p>0.7150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1918">
                <text:p>0.719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21709">
                <text:p>0.7217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294cm" svg:y="6.068cm" chart:style-name="ch2"/>
        <chart:plot-area chart:style-name="ch3" table:cell-range-address="Data.K1:Data.K41" chart:data-source-has-labels="row" svg:x="0.254cm" svg:y="0.254cm" svg:width="10.787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K2:Data.K41" chart:label-cell-address="Data.K1:Data.K1" chart:class="chart:scatter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K1:Data.K1">S/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0561">
                <text:p text:id="Data.K2:Data.K41">1.505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2751">
                <text:p>1.52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4822">
                <text:p>1.54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6927">
                <text:p>1.56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8622">
                <text:p>1.58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0577">
                <text:p>1.60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2315">
                <text:p>1.62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4332">
                <text:p>1.64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5915">
                <text:p>1.659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8164">
                <text:p>1.68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0346">
                <text:p>1.70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3105">
                <text:p>1.73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4639">
                <text:p>1.74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6129">
                <text:p>1.76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8085">
                <text:p>1.78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1327">
                <text:p>1.81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4058">
                <text:p>1.84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6671">
                <text:p>1.866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9672">
                <text:p>1.896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1899">
                <text:p>1.918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4499">
                <text:p>1.944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6685">
                <text:p>1.966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8931">
                <text:p>1.989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3825">
                <text:p>2.03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7453">
                <text:p>2.074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0734">
                <text:p>2.107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4471">
                <text:p>2.144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8211">
                <text:p>2.182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2318">
                <text:p>2.223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5476">
                <text:p>2.254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28902">
                <text:p>2.289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1961">
                <text:p>2.319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5039">
                <text:p>2.350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9267">
                <text:p>2.392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43168">
                <text:p>2.431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45984">
                <text:p>2.459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7242">
                <text:p>2.472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50929">
                <text:p>2.509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56099">
                <text:p>2.560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59336">
                <text:p>2.593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0.236cm" svg:y="6.068cm" chart:style-name="ch2"/>
        <chart:plot-area chart:style-name="ch3" table:cell-range-address="Data.L1:Data.L41" chart:data-source-has-labels="row" svg:x="0.254cm" svg:y="0.254cm" svg:width="9.729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L2:Data.L41" chart:label-cell-address="Data.L1:Data.L1" chart:class="chart:scatter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L1:Data.L1">S/sqrt(S+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1.843">
                <text:p text:id="Data.L2:Data.L41">191.8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.2">
                <text:p>19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.481">
                <text:p>192.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.691">
                <text:p>192.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.671">
                <text:p>192.6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.739">
                <text:p>192.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.688">
                <text:p>192.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.671">
                <text:p>192.6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.481">
                <text:p>192.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2.521">
                <text:p>192.5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2.453">
                <text:p>192.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2.536">
                <text:p>192.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2.143">
                <text:p>192.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.624">
                <text:p>191.6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.322">
                <text:p>191.3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.37">
                <text:p>191.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.159">
                <text:p>191.1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.869">
                <text:p>190.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.647">
                <text:p>190.6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058">
                <text:p>190.0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9.616">
                <text:p>189.6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8.904">
                <text:p>188.9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8.185">
                <text:p>188.1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8.153">
                <text:p>188.1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7.695">
                <text:p>187.6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7.045">
                <text:p>187.0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6.421">
                <text:p>186.4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5.763">
                <text:p>185.7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5.11">
                <text:p>185.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4.125">
                <text:p>184.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3.058">
                <text:p>183.0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1.883">
                <text:p>181.8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0.586">
                <text:p>180.5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9.362">
                <text:p>179.3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7.929">
                <text:p>177.9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6.137">
                <text:p>176.1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.883">
                <text:p>173.8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2.043">
                <text:p>172.0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0.409">
                <text:p>170.4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8.157">
                <text:p>168.1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